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5208in"/>
    </style:style>
    <style:style style:name="Table1.B"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6pt" style:font-size-asian="5.25pt" style:font-size-complex="6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list-style-name="L2">
      <style:text-properties fo:font-style="italic" style:font-style-asian="italic" style:font-style-complex="italic"/>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 fo:font-size="16pt" style:font-size-asian="16pt" style:font-size-complex="16pt"/>
    </style:style>
    <style:style style:name="P2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text-align="center" style:justify-single-word="false"/>
      <style:text-properties style:font-name="Arial" fo:font-size="26pt" style:font-size-asian="26pt" style:font-size-complex="26pt"/>
    </style:style>
    <style:style style:name="P2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3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31" style:family="paragraph" style:parent-style-name="Standard">
      <style:paragraph-properties fo:text-align="center" style:justify-single-word="false"/>
      <style:text-properties style:font-name="Arial" fo:font-size="30pt" fo:font-style="italic" fo:font-weight="bold" style:font-size-asian="30pt" style:font-style-asian="italic" style:font-weight-asian="bold" style:font-size-complex="30pt" style:font-style-complex="italic" style:font-weight-complex="bold"/>
    </style:style>
    <style:style style:name="P3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Standard">
      <style:paragraph-properties fo:break-before="page"/>
      <style:text-properties fo:font-weight="normal" style:font-weight-asian="normal" style:font-weight-complex="normal"/>
    </style:style>
    <style:style style:name="P35" style:family="paragraph" style:parent-style-name="Standard">
      <style:paragraph-properties fo:text-align="start" style:justify-single-word="false" fo:break-before="page"/>
      <style:text-properties style:font-name="Arial" fo:font-size="12pt" style:font-size-asian="12pt" style:font-size-complex="12pt"/>
    </style:style>
    <style:style style:name="P36"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Table_20_Contents">
      <style:text-properties fo:font-style="italic" style:font-style-asian="italic" style:font-style-complex="italic"/>
    </style:style>
    <style:style style:name="P38" style:family="paragraph">
      <style:paragraph-properties fo:text-align="center"/>
    </style:style>
    <style:style style:name="P39" style:family="paragraph">
      <style:paragraph-properties fo:text-align="center"/>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99284c" fo:font-style="normal" fo:font-weight="bold" fo:background-color="transparent" style:font-style-asian="normal" style:font-weight-asian="bold" style:font-style-complex="normal" style:font-weight-complex="bold"/>
    </style:style>
    <style:style style:name="T9" style:family="text">
      <style:text-properties fo:color="#808019" fo:font-style="normal" fo:font-weight="bold" style:font-style-asian="normal" style:font-weight-asian="bold" style:font-style-complex="normal" style:font-weight-complex="bold"/>
    </style:style>
    <style:style style:name="T10" style:family="text">
      <style:text-properties style:use-window-font-color="true"/>
    </style:style>
    <style:style style:name="T11" style:family="text">
      <style:text-properties fo:font-size="10pt" fo:font-style="italic" style:font-size-asian="10pt" style:font-style-asian="italic" style:font-size-complex="10pt" style:font-style-complex="italic"/>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9999ff"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SC 868.01 – Spring 2013</text:p>
      <text:p text:style-name="P21">Advanced Object Oriented Software Design and Development</text:p>
      <text:p text:style-name="P21">Prof. Levine</text:p>
      <text:p text:style-name="P24"/>
      <text:p text:style-name="P24"/>
      <text:p text:style-name="P24"/>
      <text:p text:style-name="P28"/>
      <text:p text:style-name="P30"/>
      <text:p text:style-name="P30"/>
      <text:p text:style-name="P30"/>
      <text:p text:style-name="P30">SmallTalk: In-order Traversal</text:p>
      <text:p text:style-name="P31">Documentation</text:p>
      <text:p text:style-name="P31"/>
      <text:p text:style-name="P27">Victor Woeltjen, Group 1</text:p>
      <text:p text:style-name="P29"/>
      <text:p text:style-name="P32">February 28, 2013</text:p>
      <text:p text:style-name="P29"/>
      <text:p text:style-name="P21"/>
      <text:p text:style-name="P25"/>
      <text:p text:style-name="P25"/>
      <text:p text:style-name="P25"/>
      <text:p text:style-name="P25"/>
      <text:p text:style-name="P25"/>
      <text:p text:style-name="P26"><text:span text:style-name="T3">Group members</text:span></text:p>
      <text:p text:style-name="P26"/>
      <text:p text:style-name="P22">Robert (Bob) Bierman </text:p>
      <text:p text:style-name="P23">Victor Woeltjen </text:p>
      <text:p text:style-name="P23">Jason Lum </text:p>
      <text:p text:style-name="P22">Steven Gimeno </text:p>
      <text:p text:style-name="P22">Ying Kit Ng (Kent) </text:p>
      <text:p text:style-name="P22">Bianca Uy </text:p>
      <text:p text:style-name="P23">Kay Choi</text:p>
      <text:p text:style-name="P5">Implementation.</text:p>
      <text:p text:style-name="P3"/>
      <text:p text:style-name="P3"><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p>
      <text:p text:style-name="P1"><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 When </text:span><text:span text:style-name="T2">doStack </text:span><text:span text:style-name="T5">is called, it prepares the stack with an appropriate initial state for traversing the tree or sub-tree whose root is its argument.</text:span></text:p>
      <text:p text:style-name="P12"><text:tab/>In-order traversal can be understood as requiring both that any given node's left descendants be returned before the node itself, and that its right descendants be returned after the node itself.</text:p>
      <text:p text:style-name="P12"/>
      <text:p text:style-name="P2">first:</text:p>
      <text:p text:style-name="P1"><text:tab/></text:p>
      <text:p text:style-name="P1"><text:tab/><text:span text:style-name="T7">Clears the stack. </text:span><text:span text:style-name="T2">This ensures that the sequence gets a “fresh start”</text:span></text:p>
      <text:p text:style-name="P1"><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1"><text:span text:style-name="T2"><text:tab/></text:span><text:span text:style-name="T5">Calls and returns the value from </text:span><text:span text:style-name="T2">next. At this point, the stack is in a good initial state, so first can simply function like next.</text:span></text:p>
      <text:p text:style-name="P2"/>
      <text:p text:style-name="P2">next:</text:p>
      <text:p text:style-name="P1"/>
      <text:p text:style-name="P1"><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1"><text:span text:style-name="T2"><text:tab/></text:span><text:span text:style-name="T5">Otherwise, pops a node from the stack. </text:span><text:span text:style-name="T2">Both first &amp; next make sure that, at any given point, an appropriate next return value is on top of the stack.</text:span></text:p>
      <text:p text:style-name="P1"><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1"><text:tab/><text:span text:style-name="T7">Finally, returns the node.</text:span></text:p>
      <text:p text:style-name="P3"/>
      <text:p text:style-name="P2">doStack:</text:p>
      <text:p text:style-name="P1"/>
      <text:p text:style-name="P4"><text:tab/><text:span text:style-name="T7">Does nothing if the argument is nil. </text:span><text:span text:style-name="T2">This serves both to end doStack's recursive step, and to ignore any attempts to queue non-existent left/right children.</text:span></text:p>
      <text:p text:style-name="P4"><text:span text:style-name="T7"><text:tab/>Otherwise, pushes the node on to the stack. </text:span><text:span text:style-name="T2">This ensures that the node will get popped &amp; returned at some later point.</text:span></text:p>
      <text:p text:style-name="P4"><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2"/>
      <text:p text:style-name="P1"/>
      <text:p text:style-name="P5">Pictorial Explanation.</text:p>
      <text:p text:style-name="P1"/>
      <text:p text:style-name="P3"><text:tab/>In practical terms, the success of this implementation is <text:span text:style-name="T3">dependent on the ability to view any given node as a binary tree in and of itself. The </text:span><text:span text:style-name="T1">doStack </text:span><text:span text:style-name="T3">method can then be defined with the goal of leaving the generator in a state where subsequent </text:span><text:span text:style-name="T1">next </text:span><text:span text:style-name="T3">calls will traverse a specific sub-tree in the correct order. This permits the simple base case – where a node has no left child and is the next item to visit via in-order traversal – to be implemented, and for </text:span><text:span text:style-name="T1">doStack </text:span><text:span text:style-name="T3">to then be used recursively to handle the other cases (preparing left children for visitation beforehand; and, when called by </text:span><text:span text:style-name="T1">next, </text:span><text:span text:style-name="T3">preparing right children for visitation afterward.)</text:span></text:p>
      <text:p text:style-name="P12"><text:tab/>Consider the following tree:</text:p>
      <text:p text:style-name="P12"><draw:ellipse text:anchor-type="paragraph" draw:z-index="1" draw:style-name="gr1" draw:text-style-name="P38" svg:width="0.2398in" svg:height="0.2189in" svg:x="2.702in" svg:y="0.1665in"><text:p text:style-name="P38">a</text:p></draw:ellipse><text:tab/></text:p>
      <text:p text:style-name="P12"/>
      <text:p text:style-name="P12"><draw:line text:anchor-type="paragraph" draw:z-index="9" draw:style-name="gr2" draw:text-style-name="P38" svg:x1="2.7024in" svg:y1="0.002in" svg:x2="1.9626in" svg:y2="0.3039in"><text:p/></draw:line><draw:line text:anchor-type="paragraph" draw:z-index="10" draw:style-name="gr2" draw:text-style-name="P38" svg:x1="2.9417in" svg:y1="0.002in" svg:x2="3.7437in" svg:y2="0.3146in"><text:p/></draw:line></text:p>
      <text:p text:style-name="P12"><draw:ellipse text:anchor-type="paragraph" draw:z-index="3" draw:style-name="gr1" draw:text-style-name="P38" svg:width="0.2398in" svg:height="0.2295in" svg:x="3.7437in" svg:y="0.05in"><text:p text:style-name="P38">c</text:p></draw:ellipse><draw:ellipse text:anchor-type="paragraph" draw:z-index="2" draw:style-name="gr1" draw:text-style-name="P38" svg:width="0.2398in" svg:height="0.2295in" svg:x="1.7228in" svg:y="0.05in"><text:p text:style-name="P38">b</text:p></draw:ellipse></text:p>
      <text:p text:style-name="P12"><draw:line text:anchor-type="paragraph" draw:z-index="11" draw:style-name="gr2" draw:text-style-name="P38" svg:x1="1.3165in" svg:y1="0.3476in" svg:x2="1.7748in" svg:y2="0.0874in"><text:p/></draw:line><draw:line text:anchor-type="paragraph" draw:z-index="13" draw:style-name="gr2" draw:text-style-name="P38" svg:x1="2.3063in" svg:y1="0.3476in" svg:x2="1.9626in" svg:y2="0.0874in"><text:p/></draw:line></text:p>
      <text:p text:style-name="P12"><draw:ellipse text:anchor-type="paragraph" draw:z-index="4" draw:style-name="gr1" draw:text-style-name="P38" svg:width="0.2398in" svg:height="0.2189in" svg:x="1.0772in" svg:y="0.1563in"><text:p text:style-name="P38">d</text:p></draw:ellipse><draw:ellipse text:anchor-type="paragraph" draw:z-index="5" draw:style-name="gr1" draw:text-style-name="P38" svg:width="0.2398in" svg:height="0.2295in" svg:x="2.3063in" svg:y="0.1563in"><text:p text:style-name="P38">e</text:p></draw:ellipse></text:p>
      <text:p text:style-name="P12"><draw:line text:anchor-type="paragraph" draw:z-index="12" draw:style-name="gr2" draw:text-style-name="P38" svg:x1="1.2437in" svg:y1="0.1835in" svg:x2="1.452in" svg:y2="0.3898in"><text:p/></draw:line></text:p>
      <text:p text:style-name="P12"><draw:ellipse text:anchor-type="paragraph" draw:z-index="6" draw:style-name="gr1" draw:text-style-name="P38" svg:width="0.2398in" svg:height="0.2295in" svg:x="2.0354in" svg:y="0.1791in"><text:p text:style-name="P38">g</text:p></draw:ellipse><draw:ellipse text:anchor-type="paragraph" draw:z-index="7" draw:style-name="gr1" draw:text-style-name="P38" svg:width="0.2398in" svg:height="0.2295in" svg:x="2.65in" svg:y="0.1772in"><text:p text:style-name="P38">h</text:p></draw:ellipse><draw:line text:anchor-type="paragraph" draw:z-index="14" draw:style-name="gr2" draw:text-style-name="P38" svg:x1="2.1811in" svg:y1="0.1791in" svg:x2="2.4102in" svg:y2="0.002in"><text:p/></draw:line><draw:line text:anchor-type="paragraph" draw:z-index="15" draw:style-name="gr2" draw:text-style-name="P38" svg:x1="2.7228in" svg:y1="0.1772in" svg:x2="2.5457in" svg:y2="0.002in"><text:p/></draw:line></text:p>
      <text:p text:style-name="P12"><draw:ellipse text:anchor-type="paragraph" draw:z-index="8" draw:style-name="gr1" draw:text-style-name="P38" svg:width="0.2398in" svg:height="0.2295in" svg:x="1.452in" svg:y="0.0063in"><text:p text:style-name="P38">f</text:p></draw:ellipse></text:p>
      <text:p text:style-name="P12"/>
      <text:p text:style-name="P3"><text:span text:style-name="T3"><text:tab/>This may be considered as a tree </text:span><text:span text:style-name="T1">a </text:span><text:span text:style-name="T3">with two sub-trees </text:span><text:span text:style-name="T1">b </text:span><text:span text:style-name="T3">and </text:span><text:span text:style-name="T1">c</text:span><text:span text:style-name="T3">:</text:span></text:p>
      <text:p text:style-name="P12"><draw:ellipse text:anchor-type="paragraph" draw:z-index="69" draw:style-name="gr1" draw:text-style-name="P38" svg:width="0.2398in" svg:height="0.2189in" svg:x="2.702in" svg:y="0.1665in"><text:p text:style-name="P38">a</text:p></draw:ellipse><text:tab/></text:p>
      <text:p text:style-name="P12"/>
      <text:p text:style-name="P12"><draw:line text:anchor-type="paragraph" draw:z-index="72" draw:style-name="gr2" draw:text-style-name="P38" svg:x1="2.7024in" svg:y1="0.002in" svg:x2="1.9626in" svg:y2="0.3039in"><text:p/></draw:line><draw:line text:anchor-type="paragraph" draw:z-index="73" draw:style-name="gr2" draw:text-style-name="P38" svg:x1="2.9417in" svg:y1="0.002in" svg:x2="3.7437in" svg:y2="0.3146in"><text:p/></draw:line></text:p>
      <text:p text:style-name="P12"><draw:ellipse text:anchor-type="paragraph" draw:z-index="70" draw:style-name="gr1" draw:text-style-name="P38" svg:width="0.2398in" svg:height="0.2295in" svg:x="1.7228in" svg:y="0.05in"><text:p text:style-name="P38">b</text:p></draw:ellipse><draw:ellipse text:anchor-type="paragraph" draw:z-index="71" draw:style-name="gr1" draw:text-style-name="P38" svg:width="0.2398in" svg:height="0.2295in" svg:x="3.7437in" svg:y="0.05in"><text:p text:style-name="P38">c</text:p></draw:ellipse><draw:line text:anchor-type="paragraph" draw:z-index="75" draw:style-name="gr7" draw:text-style-name="P38" svg:x1="2.3689in" svg:y1="0.4165in" svg:x2="1.9626in" svg:y2="0.1854in"><text:p/></draw:line></text:p>
      <text:p text:style-name="P12"><draw:line text:anchor-type="paragraph" draw:z-index="74" draw:style-name="gr7" draw:text-style-name="P38" svg:x1="1.7228in" svg:y1="0.0272in" svg:x2="1.2646in" svg:y2="0.2252in"><text:p/></draw:line><draw:line text:anchor-type="paragraph" draw:z-index="76" draw:style-name="gr7" draw:text-style-name="P38" svg:x1="3.7437in" svg:y1="0.0272in" svg:x2="3.3374in" svg:y2="0.1728in"><text:p/></draw:line><draw:line text:anchor-type="paragraph" draw:z-index="77" draw:style-name="gr7" draw:text-style-name="P38" svg:x1="4.2854in" svg:y1="0.2043in" svg:x2="3.9835in" svg:y2="0.0354in"><text:p/></draw:line></text:p>
      <text:p text:style-name="P12"/>
      <text:p text:style-name="P3"><text:span text:style-name="T3"><text:tab/>In this simpler form, in-order traversal may be understood more simply as handling tree </text:span><text:span text:style-name="T1">b </text:span><text:span text:style-name="T3">before node </text:span><text:span text:style-name="T1">a, </text:span><text:span text:style-name="T3">and then handling tree </text:span><text:span text:style-name="T1">c. </text:span></text:p>
      <text:p text:style-name="P3"><text:span text:style-name="T1"><text:tab/></text:span><text:span text:style-name="T3">The problem of handling sub-tree </text:span><text:span text:style-name="T1">b </text:span><text:span text:style-name="T3">first shall be considered first. Since nodes are handled top down on the stack, this is achieved by pushing tree </text:span><text:span text:style-name="T1">b </text:span><text:span text:style-name="T3">onto the stack after node </text:span><text:span text:style-name="T1">a. </text:span><text:span text:style-name="T3">This appears in the </text:span><text:span text:style-name="T1">doStack </text:span><text:span text:style-name="T3">call for </text:span><text:span text:style-name="T1">a: </text:span><text:span text:style-name="T3">The node </text:span><text:span text:style-name="T1">a </text:span><text:span text:style-name="T3">is pushed explicitly to the stack, and then the subtree </text:span><text:span text:style-name="T1">b </text:span><text:span text:style-name="T3">is pushed by an explicit </text:span><text:span text:style-name="T1">doStack </text:span><text:span text:style-name="T3">call. </text:span></text:p>
      <text:p text:style-name="P3"><text:span text:style-name="T3"><text:tab/>At this point, the stack appears as (note that b's children are assumed to be stacked appropriately; </text:span><text:span text:style-name="T8">nodes on the stack</text:span><text:span text:style-name="T3"> after </text:span><text:span text:style-name="T1">doStack a</text:span><text:span text:style-name="T3"> are colored red</text:span><text:bookmark-start text:name="__DdeLink__3114_802961310"/><text:span text:style-name="T3">):</text:span></text:p>
      <text:p text:style-name="P12"><draw:ellipse text:anchor-type="paragraph" draw:z-index="78" draw:style-name="gr5" draw:text-style-name="P38" svg:width="0.2398in" svg:height="0.2189in" svg:x="2.702in" svg:y="0.1665in"><text:p text:style-name="P38">a</text:p></draw:ellipse><text:tab/></text:p>
      <text:p text:style-name="P12"/>
      <text:p text:style-name="P12"><draw:line text:anchor-type="paragraph" draw:z-index="81" draw:style-name="gr2" draw:text-style-name="P38" svg:x1="2.7024in" svg:y1="0.002in" svg:x2="1.9626in" svg:y2="0.3039in"><text:p/></draw:line><draw:line text:anchor-type="paragraph" draw:z-index="82" draw:style-name="gr2" draw:text-style-name="P38" svg:x1="2.9417in" svg:y1="0.002in" svg:x2="3.7437in" svg:y2="0.3146in"><text:p/></draw:line><draw:frame text:anchor-type="paragraph" draw:z-index="92" draw:style-name="gr8" svg:width="1.3335in" svg:height="0.1925in" svg:x="4.6917in" svg:y="0.0161in"><draw:text-box><text:p>Stack: <text:span text:style-name="T11">(bottom...top)</text:span></text:p></draw:text-box></draw:frame></text:p>
      <text:p text:style-name="P12"><draw:ellipse text:anchor-type="paragraph" draw:z-index="79" draw:style-name="gr5" draw:text-style-name="P38" svg:width="0.2398in" svg:height="0.2295in" svg:x="1.7228in" svg:y="0.05in"><text:p text:style-name="P38">b</text:p></draw:ellipse><draw:ellipse text:anchor-type="paragraph" draw:z-index="80" draw:style-name="gr1" draw:text-style-name="P38" svg:width="0.2398in" svg:height="0.2295in" svg:x="3.7437in" svg:y="0.05in"><text:p text:style-name="P38">c</text:p></draw:ellipse><draw:line text:anchor-type="paragraph" draw:z-index="84" draw:style-name="gr7" draw:text-style-name="P38" svg:x1="2.3689in" svg:y1="0.4165in" svg:x2="1.9626in" svg:y2="0.1854in"><text:p/></draw:line><draw:rect text:anchor-type="paragraph" draw:z-index="89" draw:style-name="gr1" draw:text-style-name="P38" svg:width="0.3961in" svg:height="0.3441in" svg:x="4.6083in" svg:y="0.0165in"><text:p text:style-name="P38">a</text:p></draw:rect><draw:rect text:anchor-type="paragraph" draw:z-index="90" draw:style-name="gr1" draw:text-style-name="P38" svg:width="0.3961in" svg:height="0.3441in" svg:x="5.1398in" svg:y="0.0165in"><text:p text:style-name="P38">b</text:p></draw:rect><draw:rect text:anchor-type="paragraph" draw:z-index="91" draw:style-name="gr1" draw:text-style-name="P38" svg:width="0.3961in" svg:height="0.3441in" svg:x="5.6917in" svg:y="0.0165in"><text:p text:style-name="P38">...</text:p></draw:rect></text:p>
      <text:p text:style-name="P12"><draw:line text:anchor-type="paragraph" draw:z-index="83" draw:style-name="gr7" draw:text-style-name="P38" svg:x1="1.7228in" svg:y1="0.0272in" svg:x2="1.2646in" svg:y2="0.2252in"><text:p/></draw:line><draw:line text:anchor-type="paragraph" draw:z-index="85" draw:style-name="gr7" draw:text-style-name="P38" svg:x1="3.7437in" svg:y1="0.0272in" svg:x2="3.3374in" svg:y2="0.1728in"><text:p/></draw:line><draw:line text:anchor-type="paragraph" draw:z-index="86" draw:style-name="gr7" draw:text-style-name="P38" svg:x1="4.2854in" svg:y1="0.2043in" svg:x2="3.9835in" svg:y2="0.0354in"><text:p/></draw:line></text:p>
      <text:p text:style-name="P12"/>
      <text:p text:style-name="P3"><text:span text:style-name="T3"><text:tab/>Subsequent </text:span><text:span text:style-name="T1">next </text:span><text:span text:style-name="T3">calls will pop and return nodes involved in sub-tree </text:span><text:span text:style-name="T1">b</text:span><text:span text:style-name="T3">, </text:span><text:bookmark-end text:name="__DdeLink__3114_802961310"/><text:span text:style-name="T3">until that sub-tree is exhausted. (We assume these are in the correct order; this assumption is verified once </text:span><text:span text:style-name="T1">a </text:span><text:span text:style-name="T3">and its sub-trees are shown to be handled in the correct order, as each sub-tree is stacked and returned in the same manner as </text:span><text:span text:style-name="T1">a</text:span><text:span text:style-name="T3">.) </text:span></text:p>
      <text:p text:style-name="P3"><text:span text:style-name="T3"><text:tab/></text:span></text:p>
      <text:p text:style-name="P34"><text:span text:style-name="T3"><text:tab/>At this point, sub-tree </text:span><text:span text:style-name="T1">a </text:span><text:span text:style-name="T3">is on top of the stack <text:s/>(</text:span><text:span text:style-name="T9">nodes that have been returned</text:span><text:span text:style-name="T3"> are in yellow):</text:span></text:p>
      <text:p text:style-name="P12"><draw:ellipse text:anchor-type="paragraph" draw:z-index="93" draw:style-name="gr5" draw:text-style-name="P38" svg:width="0.2398in" svg:height="0.2189in" svg:x="2.702in" svg:y="0.1665in"><text:p text:style-name="P38">a</text:p></draw:ellipse><text:tab/></text:p>
      <text:p text:style-name="P12"/>
      <text:p text:style-name="P12"><draw:line text:anchor-type="paragraph" draw:z-index="96" draw:style-name="gr2" draw:text-style-name="P38" svg:x1="2.7024in" svg:y1="0.002in" svg:x2="1.9626in" svg:y2="0.3039in"><text:p/></draw:line><draw:line text:anchor-type="paragraph" draw:z-index="97" draw:style-name="gr2" draw:text-style-name="P38" svg:x1="2.9417in" svg:y1="0.002in" svg:x2="3.7437in" svg:y2="0.3146in"><text:p/></draw:line><draw:frame text:anchor-type="paragraph" draw:z-index="103" draw:style-name="gr8" svg:width="1.3335in" svg:height="0.1925in" svg:x="4.6917in" svg:y="0.0161in"><draw:text-box><text:p>Stack: <text:span text:style-name="T11">(bottom...top)</text:span></text:p></draw:text-box></draw:frame></text:p>
      <text:p text:style-name="P12"><draw:ellipse text:anchor-type="paragraph" draw:z-index="94" draw:style-name="gr6" draw:text-style-name="P38" svg:width="0.2398in" svg:height="0.2295in" svg:x="1.7228in" svg:y="0.05in"><text:p text:style-name="P38">b</text:p></draw:ellipse><draw:ellipse text:anchor-type="paragraph" draw:z-index="95" draw:style-name="gr1" draw:text-style-name="P38" svg:width="0.2398in" svg:height="0.2295in" svg:x="3.7437in" svg:y="0.05in"><text:p text:style-name="P38">c</text:p></draw:ellipse><draw:line text:anchor-type="paragraph" draw:z-index="99" draw:style-name="gr7" draw:text-style-name="P38" svg:x1="2.3689in" svg:y1="0.4165in" svg:x2="1.9626in" svg:y2="0.1854in"><text:p/></draw:line><draw:rect text:anchor-type="paragraph" draw:z-index="102" draw:style-name="gr1" draw:text-style-name="P38" svg:width="0.3961in" svg:height="0.3441in" svg:x="4.6083in" svg:y="0.0165in"><text:p text:style-name="P38">a</text:p></draw:rect></text:p>
      <text:p text:style-name="P12"><draw:line text:anchor-type="paragraph" draw:z-index="98" draw:style-name="gr7" draw:text-style-name="P38" svg:x1="1.7228in" svg:y1="0.0272in" svg:x2="1.2646in" svg:y2="0.2252in"><text:p/></draw:line><draw:line text:anchor-type="paragraph" draw:z-index="100" draw:style-name="gr7" draw:text-style-name="P38" svg:x1="3.7437in" svg:y1="0.0272in" svg:x2="3.3374in" svg:y2="0.1728in"><text:p/></draw:line><draw:line text:anchor-type="paragraph" draw:z-index="101" draw:style-name="gr7" draw:text-style-name="P38" svg:x1="4.2854in" svg:y1="0.2043in" svg:x2="3.9835in" svg:y2="0.0354in"><text:p/></draw:line></text:p>
      <text:p text:style-name="P12"/>
      <text:p text:style-name="P3"><text:span text:style-name="T3"><text:tab/>In this state, a </text:span><text:span text:style-name="T1">next </text:span><text:span text:style-name="T3">call will encounter and return </text:span><text:span text:style-name="T1">a</text:span><text:span text:style-name="T3">. Before returning, it will also invoke the </text:span><text:span text:style-name="T1">doStack</text:span><text:span text:style-name="T3"> method on sub-tree</text:span><text:span text:style-name="T1"> c. </text:span><text:span text:style-name="T3">This will add any necessary nodes from sub-tree </text:span><text:span text:style-name="T1">c </text:span><text:span text:style-name="T3">to the stack, with </text:span><text:span text:style-name="T1">c </text:span><text:span text:style-name="T3">at the bottom, in the same manner as </text:span><text:span text:style-name="T1">a</text:span><text:span text:style-name="T3">.</text:span></text:p>
      <text:p text:style-name="P12"><draw:ellipse text:anchor-type="paragraph" draw:z-index="104" draw:style-name="gr6" draw:text-style-name="P38" svg:width="0.2398in" svg:height="0.2189in" svg:x="2.702in" svg:y="0.1665in"><text:p text:style-name="P38">a</text:p></draw:ellipse><text:tab/></text:p>
      <text:p text:style-name="P12"/>
      <text:p text:style-name="P12"><draw:line text:anchor-type="paragraph" draw:z-index="107" draw:style-name="gr2" draw:text-style-name="P38" svg:x1="2.7024in" svg:y1="0.002in" svg:x2="1.9626in" svg:y2="0.3039in"><text:p/></draw:line><draw:line text:anchor-type="paragraph" draw:z-index="108" draw:style-name="gr2" draw:text-style-name="P38" svg:x1="2.9417in" svg:y1="0.002in" svg:x2="3.7437in" svg:y2="0.3146in"><text:p/></draw:line><draw:frame text:anchor-type="paragraph" draw:z-index="114" draw:style-name="gr8" svg:width="1.3335in" svg:height="0.1925in" svg:x="4.6917in" svg:y="0.0161in"><draw:text-box><text:p>Stack: <text:span text:style-name="T11">(bottom...top)</text:span></text:p></draw:text-box></draw:frame></text:p>
      <text:p text:style-name="P12"><draw:ellipse text:anchor-type="paragraph" draw:z-index="105" draw:style-name="gr6" draw:text-style-name="P38" svg:width="0.2398in" svg:height="0.2295in" svg:x="1.7228in" svg:y="0.05in"><text:p text:style-name="P38">b</text:p></draw:ellipse><draw:ellipse text:anchor-type="paragraph" draw:z-index="106" draw:style-name="gr5" draw:text-style-name="P38" svg:width="0.2398in" svg:height="0.2295in" svg:x="3.7437in" svg:y="0.05in"><text:p text:style-name="P38">c</text:p></draw:ellipse><draw:line text:anchor-type="paragraph" draw:z-index="110" draw:style-name="gr7" draw:text-style-name="P38" svg:x1="2.3689in" svg:y1="0.4165in" svg:x2="1.9626in" svg:y2="0.1854in"><text:p/></draw:line><draw:rect text:anchor-type="paragraph" draw:z-index="113" draw:style-name="gr1" draw:text-style-name="P38" svg:width="0.3961in" svg:height="0.3441in" svg:x="4.6083in" svg:y="0.0165in"><text:p text:style-name="P38">c</text:p></draw:rect><draw:rect text:anchor-type="paragraph" draw:z-index="115" draw:style-name="gr1" draw:text-style-name="P38" svg:width="0.3961in" svg:height="0.3441in" svg:x="5.1189in" svg:y="0.0165in"><text:p text:style-name="P38">...</text:p></draw:rect></text:p>
      <text:p text:style-name="P12"><draw:line text:anchor-type="paragraph" draw:z-index="109" draw:style-name="gr7" draw:text-style-name="P38" svg:x1="1.7228in" svg:y1="0.0272in" svg:x2="1.2646in" svg:y2="0.2252in"><text:p/></draw:line><draw:line text:anchor-type="paragraph" draw:z-index="111" draw:style-name="gr7" draw:text-style-name="P38" svg:x1="3.7437in" svg:y1="0.0272in" svg:x2="3.3374in" svg:y2="0.1728in"><text:p/></draw:line><draw:line text:anchor-type="paragraph" draw:z-index="112" draw:style-name="gr7" draw:text-style-name="P38" svg:x1="4.2854in" svg:y1="0.2043in" svg:x2="3.9835in" svg:y2="0.0354in"><text:p/></draw:line></text:p>
      <text:p text:style-name="P12"/>
      <text:p text:style-name="P3"><text:span text:style-name="T3"><text:tab/>From here, the sub-tree </text:span><text:span text:style-name="T1">c </text:span><text:span text:style-name="T3">can be traversed by subsequent </text:span><text:span text:style-name="T1">next </text:span><text:span text:style-name="T3">calls. Note again that the same </text:span><text:span text:style-name="T1">doStack </text:span><text:span text:style-name="T3">invocation was used for sub-tree </text:span><text:span text:style-name="T1">c </text:span><text:span text:style-name="T3">that was used for tree </text:span><text:span text:style-name="T1">a, </text:span><text:span text:style-name="T3">so its own sub-trees will also be returned in an appropriate order. The stack is therefore only permitted to become empty – which is the state that </text:span><text:span text:style-name="T1">next </text:span><text:span text:style-name="T3">checks for when deciding to indicate that the generator has concluded – after its last node has been found to have no right-hand children.</text:span></text:p>
      <text:p text:style-name="P3"><text:span text:style-name="T3"><text:tab/>A more detailed view of the behavior of the stack follows.</text:span></text:p>
      <text:p text:style-name="P3"><text:span text:style-name="T3"/></text:p>
      <text:p text:style-name="P3"><text:span text:style-name="T3"/></text:p>
      <text:p text:style-name="P3"><text:span text:style-name="T3"/></text:p>
      <text:p text:style-name="P3"><text:span text:style-name="T3"/></text:p>
      <text:p text:style-name="P34"><text:span text:style-name="T3"><text:tab/>The following table illustrates the behavior of the stack for one </text:span><text:span text:style-name="T1">first </text:span><text:span text:style-name="T3">and one subsequent </text:span><text:span text:style-name="T1">next</text:span><text:span text:style-name="T3"> call.</text:span></text:p>
      <text:p text:style-name="P3"><text:span text:style-name="T3"><text:tab/> The initial </text:span><text:span text:style-name="T1">first </text:span><text:span text:style-name="T3">call will begin by emptying the stack, and then invoke an initial </text:span><text:span text:style-name="T1">doStack </text:span><text:span text:style-name="T3">on the root, node a. This </text:span><text:span text:style-name="T1">doStack</text:span><text:span text:style-name="T3"> will push nodes on the stack and then issue recursive calls upon left-hand children as long as they are available – so, until </text:span><text:span text:style-name="T1">d </text:span><text:span text:style-name="T3">has been encountered and pushed. Walking through a </text:span><text:span text:style-name="T1">first </text:span><text:span text:style-name="T3">call, this appears as:</text:span></text:p>
      <text:p text:style-name="P12"/>
      <table:table table:name="Table1" table:style-name="Table1">
        <table:table-column table:style-name="Table1.A"/>
        <table:table-column table:style-name="Table1.B"/>
        <table:table-row>
          <table:table-cell table:style-name="Table1.A1" office:value-type="string">
            <text:p text:style-name="P8">first <text:span text:style-name="T3">invocation</text:span></text:p>
          </table:table-cell>
          <table:table-cell table:style-name="Table1.B1" office:value-type="string">
            <text:p text:style-name="P6">Stack <text:span text:style-name="T2">(bottom … top)</text:span></text:p>
          </table:table-cell>
        </table:table-row>
        <table:table-row>
          <table:table-cell table:style-name="Table1.A2" office:value-type="string">
            <text:p text:style-name="Table_20_Contents">Clear the stack</text:p>
          </table:table-cell>
          <table:table-cell table:style-name="Table1.B2" office:value-type="string">
            <text:p text:style-name="P7">(empty)</text:p>
          </table:table-cell>
        </table:table-row>
        <table:table-row>
          <table:table-cell table:style-name="Table1.A2" office:value-type="string">
            <text:p text:style-name="P7">… doStack <text:span text:style-name="T3">pushes root...</text:span></text:p>
          </table:table-cell>
          <table:table-cell table:style-name="Table1.B2" office:value-type="string">
            <text:p text:style-name="P9"><draw:rect text:anchor-type="paragraph" draw:z-index="18" draw:style-name="gr3" draw:text-style-name="P38" svg:width="0.3961in" svg:height="0.3441in" svg:x="0.2126in" svg:y="0.0791in"><text:p text:style-name="P38">a</text:p></draw:rect></text:p>
          </table:table-cell>
        </table:table-row>
        <table:table-row>
          <table:table-cell table:style-name="Table1.A2" office:value-type="string">
            <text:p text:style-name="Table_20_Contents">...which calls <text:span text:style-name="T1">doStack </text:span><text:span text:style-name="T3">on the root's left child, pushing it...</text:span></text:p>
          </table:table-cell>
          <table:table-cell table:style-name="Table1.B2" office:value-type="string">
            <text:p text:style-name="P9"><draw:rect text:anchor-type="paragraph" draw:z-index="23" draw:style-name="gr3" draw:text-style-name="P38" svg:width="0.3961in" svg:height="0.3441in" svg:x="0.7437in" svg:y="0.0791in"><text:p text:style-name="P38">b</text:p></draw:rect><draw:rect text:anchor-type="paragraph" draw:z-index="22" draw:style-name="gr1" draw:text-style-name="P38" svg:width="0.3961in" svg:height="0.3441in" svg:x="0.2126in" svg:y="0.0791in"><text:p text:style-name="P38">a</text:p></draw:rect></text:p>
          </table:table-cell>
        </table:table-row>
        <table:table-row>
          <table:table-cell table:style-name="Table1.A2" office:value-type="string">
            <text:p text:style-name="Table_20_Contents">…which calls <text:span text:style-name="T1">doStack</text:span> on that node's left child, pushing it...</text:p>
          </table:table-cell>
          <table:table-cell table:style-name="Table1.B2" office:value-type="string">
            <text:p text:style-name="P9"><draw:rect text:anchor-type="paragraph" draw:z-index="21" draw:style-name="gr3" draw:text-style-name="P38" svg:width="0.3961in" svg:height="0.3441in" svg:x="1.2957in" svg:y="0.0791in"><text:p text:style-name="P38">d</text:p></draw:rect><draw:rect text:anchor-type="paragraph" draw:z-index="19" draw:style-name="gr1" draw:text-style-name="P38" svg:width="0.3961in" svg:height="0.3441in" svg:x="0.2126in" svg:y="0.0791in"><text:p text:style-name="P38">a</text:p></draw:rect><draw:rect text:anchor-type="paragraph" draw:z-index="20" draw:style-name="gr1" draw:text-style-name="P38" svg:width="0.3961in" svg:height="0.3441in" svg:x="0.7437in" svg:y="0.0791in"><text:p text:style-name="P38">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first</text:span><text:span text:style-name="T3">.</text:span></text:p>
          </table:table-cell>
          <table:table-cell table:style-name="Table1.B2" office:value-type="string">
            <text:p text:style-name="P9"><draw:rect text:anchor-type="paragraph" draw:z-index="26" draw:style-name="gr3" draw:text-style-name="P38" svg:width="0.3961in" svg:height="0.3441in" svg:x="1.2957in" svg:y="0.0791in"><text:p text:style-name="P38">d</text:p></draw:rect><draw:rect text:anchor-type="paragraph" draw:z-index="24" draw:style-name="gr1" draw:text-style-name="P38" svg:width="0.3961in" svg:height="0.3441in" svg:x="0.2126in" svg:y="0.0791in"><text:p text:style-name="P38">a</text:p></draw:rect><draw:rect text:anchor-type="paragraph" draw:z-index="25" draw:style-name="gr1" draw:text-style-name="P38" svg:width="0.3961in" svg:height="0.3441in" svg:x="0.7437in" svg:y="0.0791in"><text:p text:style-name="P38">b</text:p></draw:rect></text:p>
          </table:table-cell>
        </table:table-row>
        <table:table-row>
          <table:table-cell table:style-name="Table1.A2" office:value-type="string">
            <text:p text:style-name="P3"><text:span text:style-name="T3">Then, </text:span><text:span text:style-name="T1">next </text:span><text:span text:style-name="T3">is called, which pops the top item from the stack</text:span></text:p>
          </table:table-cell>
          <table:table-cell table:style-name="Table1.B2" office:value-type="string">
            <text:p text:style-name="P10"><draw:rect text:anchor-type="paragraph" draw:z-index="16" draw:style-name="gr3" draw:text-style-name="P38" svg:width="0.3961in" svg:height="0.3441in" svg:x="0.2126in" svg:y="0.0791in"><text:p text:style-name="P38">a</text:p></draw:rect><draw:rect text:anchor-type="paragraph" draw:z-index="17" draw:style-name="gr1" draw:text-style-name="P38" svg:width="0.3961in" svg:height="0.3441in" svg:x="0.7437in" svg:y="0.0791in"><text:p text:style-name="P38">b</text:p></draw:rect></text:p>
          </table:table-cell>
        </table:table-row>
        <table:table-row>
          <table:table-cell table:style-name="Table1.A2" office:value-type="string">
            <text:p text:style-name="Table_20_Contents">...and calls <text:span text:style-name="T1">doStack</text:span> on its right child...</text:p>
          </table:table-cell>
          <table:table-cell table:style-name="Table1.B2" office:value-type="string">
            <text:p text:style-name="Table_20_Contents"><draw:rect text:anchor-type="paragraph" draw:z-index="29" draw:style-name="gr3" draw:text-style-name="P38" svg:width="0.3961in" svg:height="0.3441in" svg:x="1.2957in" svg:y="0.0791in"><text:p text:style-name="P38">f</text:p></draw:rect><draw:rect text:anchor-type="paragraph" draw:z-index="27" draw:style-name="gr1" draw:text-style-name="P38" svg:width="0.3961in" svg:height="0.3441in" svg:x="0.2126in" svg:y="0.0791in"><text:p text:style-name="P38">a</text:p></draw:rect><draw:rect text:anchor-type="paragraph" draw:z-index="28" draw:style-name="gr1" draw:text-style-name="P38" svg:width="0.3961in" svg:height="0.3441in" svg:x="0.7437in" svg:y="0.0791in"><text:p text:style-name="P38">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next</text:span><text:span text:style-name="T3">. At this point </text:span><text:span text:style-name="T1">next </text:span><text:span text:style-name="T3">(as well as </text:span><text:span text:style-name="T1">first </text:span><text:span text:style-name="T3">from which it was called) can return the initial node, </text:span><text:span text:style-name="T1">d</text:span><text:span text:style-name="T3">, that was popped previously. Additionally, the stack is left with the appropriate node for the subsequent </text:span><text:span text:style-name="T1">next </text:span><text:span text:style-name="T3">call at the top.</text:span></text:p>
          </table:table-cell>
          <table:table-cell table:style-name="Table1.B2" office:value-type="string">
            <text:p text:style-name="Table_20_Contents"><draw:rect text:anchor-type="paragraph" draw:z-index="32" draw:style-name="gr3" draw:text-style-name="P38" svg:width="0.3961in" svg:height="0.3441in" svg:x="1.2957in" svg:y="0.0791in"><text:p text:style-name="P38">f</text:p></draw:rect><draw:rect text:anchor-type="paragraph" draw:z-index="30" draw:style-name="gr1" draw:text-style-name="P38" svg:width="0.3961in" svg:height="0.3441in" svg:x="0.2126in" svg:y="0.0791in"><text:p text:style-name="P38">a</text:p></draw:rect><draw:rect text:anchor-type="paragraph" draw:z-index="31" draw:style-name="gr1" draw:text-style-name="P38" svg:width="0.3961in" svg:height="0.3441in" svg:x="0.7437in" svg:y="0.0791in"><text:p text:style-name="P38">b</text:p></draw:rect></text:p>
          </table:table-cell>
        </table:table-row>
      </table:table>
      <text:p text:style-name="P12"/>
      <text:p text:style-name="P3"><text:span text:style-name="T3"/></text:p>
      <text:p text:style-name="P34"><text:span text:style-name="T3"><text:tab/>One important note is that following the call to </text:span><text:span text:style-name="T1">doStack </text:span><text:span text:style-name="T3">on the root, all nodes going leftward from the root are on the stack in an appropriate order. Since items returned by the generator must come off the top of the stack, this indicates that left-hand nodes are handled earliest, as expected. Below, </text:span><text:span text:style-name="T8">nodes on the stack</text:span><text:span text:style-name="T3"> after </text:span><text:span text:style-name="T1">doStack a</text:span><text:span text:style-name="T3"> are colored red:</text:span></text:p>
      <text:p text:style-name="P12"><draw:ellipse text:anchor-type="paragraph" draw:z-index="33" draw:style-name="gr4" draw:text-style-name="P38" svg:width="0.2398in" svg:height="0.2189in" svg:x="2.702in" svg:y="0.1665in"><text:p text:style-name="P38">a</text:p></draw:ellipse><text:tab/></text:p>
      <text:p text:style-name="P12"/>
      <text:p text:style-name="P12"><draw:line text:anchor-type="paragraph" draw:z-index="41" draw:style-name="gr2" draw:text-style-name="P38" svg:x1="2.7024in" svg:y1="0.002in" svg:x2="1.9626in" svg:y2="0.3039in"><text:p/></draw:line><draw:line text:anchor-type="paragraph" draw:z-index="42" draw:style-name="gr2" draw:text-style-name="P38" svg:x1="2.9417in" svg:y1="0.002in" svg:x2="3.7437in" svg:y2="0.3146in"><text:p/></draw:line></text:p>
      <text:p text:style-name="P12"><draw:ellipse text:anchor-type="paragraph" draw:z-index="34" draw:style-name="gr5" draw:text-style-name="P38" svg:width="0.2398in" svg:height="0.2295in" svg:x="1.7228in" svg:y="0.05in"><text:p text:style-name="P38">b</text:p></draw:ellipse><draw:ellipse text:anchor-type="paragraph" draw:z-index="35" draw:style-name="gr1" draw:text-style-name="P38" svg:width="0.2398in" svg:height="0.2295in" svg:x="3.7437in" svg:y="0.05in"><text:p text:style-name="P38">c</text:p></draw:ellipse></text:p>
      <text:p text:style-name="P12"><draw:line text:anchor-type="paragraph" draw:z-index="43" draw:style-name="gr2" draw:text-style-name="P38" svg:x1="1.3165in" svg:y1="0.3476in" svg:x2="1.7748in" svg:y2="0.0874in"><text:p/></draw:line><draw:line text:anchor-type="paragraph" draw:z-index="45" draw:style-name="gr2" draw:text-style-name="P38" svg:x1="2.3063in" svg:y1="0.3476in" svg:x2="1.9626in" svg:y2="0.0874in"><text:p/></draw:line></text:p>
      <text:p text:style-name="P12"><draw:ellipse text:anchor-type="paragraph" draw:z-index="36" draw:style-name="gr5" draw:text-style-name="P38" svg:width="0.2398in" svg:height="0.2189in" svg:x="1.0772in" svg:y="0.1563in"><text:p text:style-name="P38">d</text:p></draw:ellipse><draw:ellipse text:anchor-type="paragraph" draw:z-index="37" draw:style-name="gr1" draw:text-style-name="P38" svg:width="0.2398in" svg:height="0.2295in" svg:x="2.3063in" svg:y="0.1563in"><text:p text:style-name="P38">e</text:p></draw:ellipse><draw:frame text:anchor-type="paragraph" draw:z-index="87" draw:style-name="gr8" svg:width="1.3335in" svg:height="0.1925in" svg:x="4.952in" svg:y="0.0228in"><draw:text-box><text:p>Stack: <text:span text:style-name="T11">(bottom...top)</text:span></text:p></draw:text-box></draw:frame></text:p>
      <text:p text:style-name="P12"><draw:line text:anchor-type="paragraph" draw:z-index="44" draw:style-name="gr2" draw:text-style-name="P38" svg:x1="1.2437in" svg:y1="0.1835in" svg:x2="1.452in" svg:y2="0.3898in"><text:p/></draw:line><draw:rect text:anchor-type="paragraph" draw:z-index="66" draw:style-name="gr1" draw:text-style-name="P38" svg:width="0.3961in" svg:height="0.3441in" svg:x="4.8272in" svg:y="0.0957in"><text:p text:style-name="P38">a</text:p></draw:rect><draw:rect text:anchor-type="paragraph" draw:z-index="67" draw:style-name="gr1" draw:text-style-name="P38" svg:width="0.3961in" svg:height="0.3441in" svg:x="5.3583in" svg:y="0.0957in"><text:p text:style-name="P38">b</text:p></draw:rect><draw:rect text:anchor-type="paragraph" draw:z-index="68" draw:style-name="gr1" draw:text-style-name="P38" svg:width="0.3961in" svg:height="0.3441in" svg:x="5.9102in" svg:y="0.0957in"><text:p text:style-name="P38">d</text:p></draw:rect></text:p>
      <text:p text:style-name="P12"><draw:ellipse text:anchor-type="paragraph" draw:z-index="38" draw:style-name="gr1" draw:text-style-name="P38" svg:width="0.2398in" svg:height="0.2295in" svg:x="2.0354in" svg:y="0.1791in"><text:p text:style-name="P38">g</text:p></draw:ellipse><draw:ellipse text:anchor-type="paragraph" draw:z-index="39" draw:style-name="gr1" draw:text-style-name="P38" svg:width="0.2398in" svg:height="0.2295in" svg:x="2.65in" svg:y="0.1772in"><text:p text:style-name="P38">h</text:p></draw:ellipse><draw:line text:anchor-type="paragraph" draw:z-index="46" draw:style-name="gr2" draw:text-style-name="P38" svg:x1="2.1811in" svg:y1="0.1791in" svg:x2="2.4102in" svg:y2="0.002in"><text:p/></draw:line><draw:line text:anchor-type="paragraph" draw:z-index="47" draw:style-name="gr2" draw:text-style-name="P38" svg:x1="2.7228in" svg:y1="0.1772in" svg:x2="2.5457in" svg:y2="0.002in"><text:p/></draw:line></text:p>
      <text:p text:style-name="P12"><draw:ellipse text:anchor-type="paragraph" draw:z-index="40" draw:style-name="gr1" draw:text-style-name="P38" svg:width="0.2398in" svg:height="0.2295in" svg:x="1.452in" svg:y="0.0063in"><text:p text:style-name="P38">f</text:p></draw:ellipse></text:p>
      <text:p text:style-name="P12"/>
      <text:p text:style-name="P3"><text:span text:style-name="T3"><text:tab/>At the conclusion of the initial </text:span><text:span text:style-name="T1">first </text:span><text:span text:style-name="T3">call, it can be seen that the appropriate next node for in-order traversal, </text:span><text:span text:style-name="T1">f</text:span><text:span text:style-name="T3">, is then placed at the top (and </text:span><text:span text:style-name="T1">first</text:span><text:span text:style-name="T3"> returns </text:span><text:span text:style-name="T1">d</text:span><text:span text:style-name="T3">). A subsequent </text:span><text:span text:style-name="T1">next </text:span><text:span text:style-name="T3">call will pop </text:span><text:span text:style-name="T1">f</text:span><text:span text:style-name="T3">, call </text:span><text:span text:style-name="T1">doStack</text:span><text:span text:style-name="T3"> on </text:span><text:span text:style-name="T1">f</text:span><text:span text:style-name="T3">'s right-hand child (which is nil, resulting in no change), and pop </text:span><text:span text:style-name="T1">f. </text:span></text:p>
      <text:p text:style-name="P3"><text:span text:style-name="T1"><text:tab/></text:span><text:span text:style-name="T3">The behavior becomes clearer during the following </text:span><text:span text:style-name="T1">next </text:span><text:span text:style-name="T3">call. This pops </text:span><text:span text:style-name="T1">b</text:span><text:span text:style-name="T3">, calls </text:span><text:span text:style-name="T1">doStack </text:span><text:span text:style-name="T3">upon </text:span><text:span text:style-name="T1">e</text:span><text:span text:style-name="T3">, and returns </text:span><text:span text:style-name="T1">b</text:span><text:span text:style-name="T3">. As explained above, the </text:span><text:span text:style-name="T1">doStack </text:span><text:span text:style-name="T3">call upon </text:span><text:span text:style-name="T1">e </text:span><text:span text:style-name="T3">will add left children to the stack recursively. This leaves the tree as follows (</text:span><text:span text:style-name="T9">nodes that have been returned</text:span><text:span text:style-name="T3"> are in yellow):</text:span></text:p>
      <text:p text:style-name="P12"><draw:ellipse text:anchor-type="paragraph" draw:z-index="48" draw:style-name="gr5" draw:text-style-name="P38" svg:width="0.2398in" svg:height="0.2189in" svg:x="2.702in" svg:y="0.1665in"><text:p text:style-name="P38">a</text:p></draw:ellipse><text:tab/></text:p>
      <text:p text:style-name="P12"/>
      <text:p text:style-name="P12"><draw:line text:anchor-type="paragraph" draw:z-index="56" draw:style-name="gr2" draw:text-style-name="P38" svg:x1="2.7024in" svg:y1="0.002in" svg:x2="1.9626in" svg:y2="0.3039in"><text:p/></draw:line><draw:line text:anchor-type="paragraph" draw:z-index="57" draw:style-name="gr2" draw:text-style-name="P38" svg:x1="2.9417in" svg:y1="0.002in" svg:x2="3.7437in" svg:y2="0.3146in"><text:p/></draw:line></text:p>
      <text:p text:style-name="P12"><draw:ellipse text:anchor-type="paragraph" draw:z-index="49" draw:style-name="gr6" draw:text-style-name="P38" svg:width="0.2398in" svg:height="0.2295in" svg:x="1.7228in" svg:y="0.05in"><text:p text:style-name="P38">b</text:p></draw:ellipse><draw:ellipse text:anchor-type="paragraph" draw:z-index="50" draw:style-name="gr1" draw:text-style-name="P38" svg:width="0.2398in" svg:height="0.2295in" svg:x="3.7437in" svg:y="0.05in"><text:p text:style-name="P38">c</text:p></draw:ellipse></text:p>
      <text:p text:style-name="P12"><draw:line text:anchor-type="paragraph" draw:z-index="58" draw:style-name="gr2" draw:text-style-name="P38" svg:x1="1.3165in" svg:y1="0.3476in" svg:x2="1.7748in" svg:y2="0.0874in"><text:p/></draw:line><draw:line text:anchor-type="paragraph" draw:z-index="60" draw:style-name="gr2" draw:text-style-name="P38" svg:x1="2.3063in" svg:y1="0.3476in" svg:x2="1.9626in" svg:y2="0.0874in"><text:p/></draw:line></text:p>
      <text:p text:style-name="P12"><draw:ellipse text:anchor-type="paragraph" draw:z-index="51" draw:style-name="gr6" draw:text-style-name="P38" svg:width="0.2398in" svg:height="0.2189in" svg:x="1.0772in" svg:y="0.1563in"><text:p text:style-name="P38">d</text:p></draw:ellipse><draw:ellipse text:anchor-type="paragraph" draw:z-index="52" draw:style-name="gr5" draw:text-style-name="P38" svg:width="0.2398in" svg:height="0.2295in" svg:x="2.3063in" svg:y="0.1563in"><text:p text:style-name="P38">e</text:p></draw:ellipse><draw:frame text:anchor-type="paragraph" draw:z-index="88" draw:style-name="gr8" svg:width="1.3335in" svg:height="0.1925in" svg:x="4.7126in" svg:y="0.1689in"><draw:text-box><text:p>Stack: <text:span text:style-name="T11">(bottom...top)</text:span></text:p></draw:text-box></draw:frame></text:p>
      <text:p text:style-name="P12"><draw:line text:anchor-type="paragraph" draw:z-index="59" draw:style-name="gr2" draw:text-style-name="P38" svg:x1="1.2437in" svg:y1="0.1835in" svg:x2="1.452in" svg:y2="0.3898in"><text:p/></draw:line></text:p>
      <text:p text:style-name="P12"><draw:ellipse text:anchor-type="paragraph" draw:z-index="53" draw:style-name="gr5" draw:text-style-name="P38" svg:width="0.2398in" svg:height="0.2295in" svg:x="2.0354in" svg:y="0.1791in"><text:p text:style-name="P38">g</text:p></draw:ellipse><draw:ellipse text:anchor-type="paragraph" draw:z-index="54" draw:style-name="gr1" draw:text-style-name="P38" svg:width="0.2398in" svg:height="0.2295in" svg:x="2.65in" svg:y="0.1772in"><text:p text:style-name="P38">h</text:p></draw:ellipse><draw:line text:anchor-type="paragraph" draw:z-index="61" draw:style-name="gr2" draw:text-style-name="P38" svg:x1="2.1811in" svg:y1="0.1791in" svg:x2="2.4102in" svg:y2="0.002in"><text:p/></draw:line><draw:line text:anchor-type="paragraph" draw:z-index="62" draw:style-name="gr2" draw:text-style-name="P38" svg:x1="2.7228in" svg:y1="0.1772in" svg:x2="2.5457in" svg:y2="0.002in"><text:p/></draw:line><draw:rect text:anchor-type="paragraph" draw:z-index="63" draw:style-name="gr1" draw:text-style-name="P38" svg:width="0.3961in" svg:height="0.3441in" svg:x="4.6083in" svg:y="0.0728in"><text:p text:style-name="P38">a</text:p></draw:rect><draw:rect text:anchor-type="paragraph" draw:z-index="64" draw:style-name="gr1" draw:text-style-name="P38" svg:width="0.3961in" svg:height="0.3441in" svg:x="5.1398in" svg:y="0.0728in"><text:p text:style-name="P38">e</text:p></draw:rect><draw:rect text:anchor-type="paragraph" draw:z-index="65" draw:style-name="gr1" draw:text-style-name="P38" svg:width="0.3961in" svg:height="0.3441in" svg:x="5.6917in" svg:y="0.0728in"><text:p text:style-name="P38">g</text:p></draw:rect></text:p>
      <text:p text:style-name="P12"><draw:ellipse text:anchor-type="paragraph" draw:z-index="55" draw:style-name="gr6" draw:text-style-name="P39" svg:width="0.2398in" svg:height="0.2295in" svg:x="1.452in" svg:y="0.0063in"><text:p text:style-name="P38"><text:span text:style-name="T10">f</text:span></text:p></draw:ellipse></text:p>
      <text:p text:style-name="P12"/>
      <text:p text:style-name="P12"><text:tab/></text:p>
      <text:p text:style-name="P3"><text:span text:style-name="T3"><text:tab/>This case demonstrates that right-hand nodes are handled correctly (after their immediate parents, but before their grandparents). Since </text:span><text:span text:style-name="T1">e </text:span><text:span text:style-name="T3">is treated no differently than the root (or any other node) by the </text:span><text:span text:style-name="T1">doStack </text:span><text:span text:style-name="T3">method, it is fair to assume that in-order traversal will apply at the sub-tree level as well as at the full-tree level. </text:span></text:p>
      <text:p text:style-name="P12"><text:tab/>A more rigorous argument for the correctness of this assertion follows.</text:p>
      <text:p text:style-name="P12"/>
      <text:p text:style-name="P12"/>
      <text:p text:style-name="P1"/>
      <text:p text:style-name="P5">Correctness Criteria.</text:p>
      <text:p text:style-name="Standard"/>
      <text:p text:style-name="Standard"><text:tab/>In-order traversal shall be defined as an iteration over nodes which satisfies the following criteria:</text:p>
      <text:p text:style-name="Standard"/>
      <text:list xml:id="list742414093" text:style-name="L1">
        <text:list-item>
          <text:p text:style-name="P17"><text:span text:style-name="T6">Completeness:</text:span> Each node is returned exactly once by the generator.</text:p>
        </text:list-item>
        <text:list-item>
          <text:p text:style-name="P17"><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Standard"><text:span text:style-name="T3"><text:tab/>It is taken as an assumption that this ordering is transitive; that is, that </text:span><text:span text:style-name="T1">a &lt; b</text:span><text:span text:style-name="T3"> and </text:span><text:span text:style-name="T1">b &lt; c</text:span><text:span text:style-name="T3"> implies that </text:span><text:span text:style-name="T1">a &lt; c</text:span><text:span text:style-name="T3">.</text:span></text:p>
      <text:p text:style-name="P13"/>
      <text:p text:style-name="Standard"><text:span text:style-name="T4">Observations.</text:span><text:span text:style-name="T3"> </text:span></text:p>
      <text:p text:style-name="P13"/>
      <text:p text:style-name="P13"><text:tab/>The following observations may be made based on a superficial inspection of the data structure as implemented:</text:p>
      <text:p text:style-name="P13"/>
      <text:p text:style-name="Standard"><text:span text:style-name="T3"><text:tab/>(1) </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P13"/>
      <text:p text:style-name="Standard"><text:span text:style-name="T3"><text:tab/>(2) The returned value of </text:span><text:span text:style-name="T1">next </text:span><text:span text:style-name="T3">is the value at the top of the stack at the time </text:span><text:span text:style-name="T1">next </text:span><text:span text:style-name="T3">was invoked, except in the case where the stack is empty at that time.</text:span></text:p>
      <text:p text:style-name="P13"/>
      <text:p text:style-name="Standard"><text:span text:style-name="T3"><text:tab/>(3) The only way a node enters the stack is through the </text:span><text:span text:style-name="T1">doStack</text:span><text:span text:style-name="T3"> method. </text:span></text:p>
      <text:p text:style-name="Standard"><text:span text:style-name="T3"/></text:p>
      <text:p text:style-name="Standard"><text:span text:style-name="T3"><text:tab/>(4) Any and every node given as an argument to </text:span><text:span text:style-name="T1">doStack</text:span><text:span text:style-name="T3"> is pushed on the stack. (Note that nil is not a node.)</text:span></text:p>
      <text:p text:style-name="Standard"><text:span text:style-name="T3"/></text:p>
      <text:p text:style-name="Standard"><text:span text:style-name="T3"><text:tab/>(5) The </text:span><text:span text:style-name="T1">doStack</text:span><text:span text:style-name="T3"> method will invoke itself recursively upon every node's left child after pushing that node, unless (and until) it is invoked upon nil.</text:span></text:p>
      <text:p text:style-name="P13"/>
      <text:p text:style-name="Standard"><text:span text:style-name="T3"><text:tab/>(6) Nodes only leave the stack when they are popped by </text:span><text:span text:style-name="T1">next</text:span><text:span text:style-name="T3">. (Except in the case where generation is intentionally restarted by a </text:span><text:span text:style-name="T1">first </text:span><text:span text:style-name="T3">call; this will clear the stack as its first action.)</text:span></text:p>
      <text:p text:style-name="P13"><text:tab/></text:p>
      <text:p text:style-name="Standard"><text:span text:style-name="T3"><text:tab/>(7) Any node popped during a </text:span><text:span text:style-name="T1">next </text:span><text:span text:style-name="T3">call is the return value of the same </text:span><text:span text:style-name="T1">next </text:span><text:span text:style-name="T3">call.</text:span></text:p>
      <text:p text:style-name="P13"/>
      <text:p text:style-name="P13"><text:span text:style-name="T3"/></text:p>
      <text:p text:style-name="P4"/>
      <text:p text:style-name="P36">Demonstration of Completeness.</text:p>
      <text:p text:style-name="P13"/>
      <text:p text:style-name="Standard"><text:span text:style-name="T3"><text:tab/></text:span><text:span text:style-name="T5">Completeness may be shown by examining all ways in which a node may be included in a tree.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text:span></text:p>
      <text:p text:style-name="Standard"><text:span text:style-name="T5"><text:tab/>Completeness shall therefore be shown that each of the three types of node (roots, left children, and right children) cannot be returned zero times, and cannot be returned more than one time.</text:span></text:p>
      <text:p text:style-name="P12"/>
      <text:p text:style-name="Standard"><text:span text:style-name="T5"><text:tab/>The root must be returned before the end of the sequence, as defined by a </text:span><text:span text:style-name="T2">next </text:span><text:span text:style-name="T5">call which returns nil. This only occurs when the stack is empty (1).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6), in which case it must have been the return value for the same call (7). This shows that, when the stack is empty at the start of a </text:span><text:span text:style-name="T2">next </text:span><text:span text:style-name="T5">call, the root has been returned at least once.</text:span></text:p>
      <text:p text:style-name="Standard"><text:span text:style-name="T5"><text:tab/>If the root is returned more than once, this implies that it has occupied the top of the stack for more than one </text:span><text:span text:style-name="T2">next </text:span><text:span text:style-name="T5">call (2). However, the first time it is returned, it has already been removed (7).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first is only called once, and </text:span><text:span text:style-name="T2">doStack </text:span><text:span text:style-name="T5">is the only place in which nodes are added to the stack (3), the root can not have been placed on the stack more than once.</text:span></text:p>
      <text:p text:style-name="P12"/>
      <text:p text:style-name="Standard"><text:span text:style-name="T5"><text:tab/>In the case of children, completeness shall be considered as an inheritable property. 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2). The only way </text:span><text:span text:style-name="T2">b </text:span><text:span text:style-name="T5">may have entered the stack is by way of the </text:span><text:span text:style-name="T2">doStack </text:span><text:span text:style-name="T5">call (3); this call also recursively invokes </text:span><text:span text:style-name="T2">doStack </text:span><text:span text:style-name="T5">on </text:span><text:span text:style-name="T2">b's </text:span><text:span text:style-name="T5">left child </text:span><text:span text:style-name="T2">a</text:span><text:span text:style-name="T5">, (5) which therefore must also have entered the stack. So, by the end of the sequence, </text:span><text:span text:style-name="T2">a </text:span><text:span text:style-name="T5">must have been returned at least once as well – otherwise the stack could not have become empty. (1)</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 </text:span><text:span text:style-name="T5">if </text:span><text:span text:style-name="T2">doStack b </text:span><text:span text:style-name="T5">had been invoked more than once, </text:span><text:span text:style-name="T2">b </text:span><text:span text:style-name="T5">would have been pushed to the stack more than once, and to have left the stack more then once it would have been returned more than once (6,7). However, </text:span><text:span text:style-name="T2">b </text:span><text:span text:style-name="T5">is known to have been returned only once by way of assumption, so this would imply a contradiction. Therefore, </text:span><text:span text:style-name="T2">a </text:span><text:span text:style-name="T5">cannot have been returned more than once.</text:span></text:p>
      <text:p text:style-name="P12"><text:tab/></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2).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4)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popped (6) and returned. (7)</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text:span><text:soft-page-break/><text:span text:style-name="T5">submitted as the argument to </text:span><text:span text:style-name="T2">doStack </text:span><text:span text:style-name="T5">more than once, then more than one </text:span><text:span text:style-name="T2">next </text:span><text:span text:style-name="T5">invocation must have found – and also returned (7) – <text:s/></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P12"/>
      <text:p text:style-name="P12"><text:tab/>In summary: Completeness applies for the root; for any left child of a node for which completeness applies; and for any right child of a node for which completeness applies. So, completeness applies to the root's children, their children, and so on, including by induction the entire tree.</text:p>
      <text:p text:style-name="P13"/>
      <text:p text:style-name="P4">Demonstration of Ordering.</text:p>
      <text:p text:style-name="P13"/>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717004066" text:style-name="L2">
        <text:list-item>
          <text:p text:style-name="P18"><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6">a <text:span text:style-name="T3">is the right child of </text:span>b<text:span text:style-name="T3">, or a descendant of the right child of </text:span>b.</text:p>
        </text:list-item>
      </text:list>
      <text:p text:style-name="Standard"><text:span text:style-name="T1"><text:tab/></text:span><text:span text:style-name="T3">However, option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5) and </text:span><text:span text:style-name="T1">a </text:span><text:span text:style-name="T3">could not have been the return value of </text:span><text:span text:style-name="T1">first </text:span><text:span text:style-name="T3">(a contradiction). </text:span></text:p>
      <text:p text:style-name="Standard"><text:span text:style-name="T3"><text:tab/>Likewise, option #2 cannot be true; no right children can have been added by the time </text:span><text:span text:style-name="T1">a </text:span><text:span text:style-name="T3">was popped. 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2)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P12"><text:tab/></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204112527" text:style-name="L3">
        <text:list-item>
          <text:p text:style-name="P19"><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9"><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5"><text:tab/>In the case of option #1, The only immediate child of </text:span><text:span text:style-name="T2">a </text:span><text:span text:style-name="T5">that is placed on the stack after </text:span><text:span text:style-name="T2">a </text:span><text:span text:style-name="T5">is popped – which occurs during the same </text:span><text:span text:style-name="T2">next </text:span><text:span text:style-name="T5">call in which it is returned (7) – is its right child. Therefore, any nodes that are popped from the stack after </text:span><text:span text:style-name="T2">a </text:span><text:span text:style-name="T5">are either its right descendants, or nodes that were already below it on the stack. However, the tree to </text:span><text:span text:style-name="T2">a</text:span><text:span text:style-name="T5">'s left is only considered after </text:span><text:span text:style-name="T2">a </text:span><text:span text:style-name="T5">has been pushed, in the recursive step of </text:span><text:span text:style-name="T2">doStack</text:span><text:span text:style-name="T5">, (5) so no such descendants can exist below it. As such, </text:span><text:span text:style-name="T2">b </text:span><text:span text:style-name="T5">cannot be a left descendant of </text:span><text:span text:style-name="T2">a</text:span><text:span text:style-name="T5">.</text:span></text:p>
      <text:p text:style-name="Standard"><text:span text:style-name="T5"><text:tab/>In the case of option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2) for which it will ultimately be returned. (7) </text:span><text:soft-page-break/><text:span text:style-name="T5">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option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P12"/>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8T20:44:52</dc:date>
    <meta:editing-duration>P1DT11H58M33S</meta:editing-duration>
    <meta:editing-cycles>84</meta:editing-cycles>
    <meta:generator>LibreOffice/3.4$Linux LibreOffice_project/340m1$Build-402</meta:generator>
    <meta:document-statistic meta:table-count="1" meta:image-count="0" meta:object-count="1" meta:page-count="10" meta:paragraph-count="119" meta:word-count="3326" meta:character-count="18152" meta:non-whitespace-character-count="14840"/>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